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303cm" fo:min-width="2.794cm"/>
    </style:style>
    <style:style style:name="gr2" style:family="graphic" style:parent-style-name="standard">
      <style:graphic-properties svg:stroke-color="#000000" draw:fill-color="#ffffff" draw:textarea-horizontal-align="justify" draw:textarea-vertical-align="middle" draw:auto-grow-height="false" fo:min-height="1.078cm" fo:min-width="3.71cm"/>
    </style:style>
    <style:style style:name="gr3" style:family="graphic" style:parent-style-name="standard">
      <style:graphic-properties svg:stroke-color="#000000" draw:fill-color="#ffffff" draw:textarea-horizontal-align="justify" draw:textarea-vertical-align="middle" draw:auto-grow-height="false" fo:min-height="1.499cm" fo:min-width="3.419cm" fo:wrap-option="no-wrap"/>
    </style:style>
    <style:style style:name="gr4" style:family="graphic" style:parent-style-name="objectwithoutfill">
      <style:graphic-properties svg:stroke-color="#000000" draw:marker-end="Arrow" draw:marker-end-width="0.3cm" draw:fill="none" draw:fill-color="#ffffff" draw:textarea-vertical-align="middle"/>
    </style:style>
    <style:style style:name="gr5" style:family="graphic" style:parent-style-name="standard">
      <style:graphic-properties svg:stroke-color="#000000" draw:fill-color="#ffffff" draw:textarea-horizontal-align="left" draw:textarea-vertical-align="top" draw:auto-grow-height="false" fo:min-height="2.73cm" fo:min-width="5.294cm"/>
    </style:style>
    <style:style style:name="gr6" style:family="graphic" style:parent-style-name="standard">
      <style:graphic-properties svg:stroke-color="#000000" draw:fill-color="#ffffff" draw:textarea-horizontal-align="justify" draw:textarea-vertical-align="middle" draw:auto-grow-height="false" fo:min-height="1.344cm" fo:min-width="4.151cm"/>
    </style:style>
    <style:style style:name="gr7" style:family="graphic" style:parent-style-name="standard">
      <style:graphic-properties svg:stroke-color="#000000" draw:fill-color="#ffffff" draw:textarea-horizontal-align="justify" draw:textarea-vertical-align="middle" draw:auto-grow-height="false" fo:min-height="1.079cm" fo:min-width="3.71cm"/>
    </style:style>
    <style:style style:name="gr8" style:family="graphic" style:parent-style-name="standard">
      <style:graphic-properties svg:stroke-color="#000000" draw:fill-color="#ffffff" draw:textarea-horizontal-align="justify" draw:textarea-vertical-align="middle" draw:auto-grow-height="false" fo:min-height="1.126cm" fo:min-width="3.468cm"/>
    </style:style>
    <style:style style:name="gr9" style:family="graphic" style:parent-style-name="standard">
      <style:graphic-properties svg:stroke-color="#000000" draw:fill-color="#ffffff" draw:textarea-horizontal-align="justify" draw:textarea-vertical-align="middle" draw:auto-grow-height="false" fo:min-height="1.743cm" fo:min-width="2.328cm"/>
    </style:style>
    <style:style style:name="gr10" style:family="graphic" style:parent-style-name="standard">
      <style:graphic-properties svg:stroke-color="#000000" draw:fill-color="#ffffff" draw:textarea-horizontal-align="justify" draw:textarea-vertical-align="middle" draw:auto-grow-height="false" fo:min-height="1.829cm" fo:min-width="3.078cm"/>
    </style:style>
    <style:style style:name="gr11" style:family="graphic" style:parent-style-name="standard">
      <style:graphic-properties svg:stroke-color="#000000" draw:fill-color="#ffffff" draw:textarea-horizontal-align="justify" draw:textarea-vertical-align="middle" draw:auto-grow-height="false" fo:min-height="1.699cm" fo:min-width="5.815cm"/>
    </style:style>
    <style:style style:name="gr12" style:family="graphic" style:parent-style-name="objectwithoutfill">
      <style:graphic-properties svg:stroke-color="#000000" draw:marker-start="Arrow" draw:marker-start-width="0.3cm" draw:marker-end="Arrow" draw:marker-end-width="0.3cm" draw:fill="none" draw:fill-color="#ffffff" draw:textarea-vertical-align="middle"/>
    </style:style>
    <style:style style:name="gr13" style:family="graphic" style:parent-style-name="standard">
      <style:graphic-properties svg:stroke-color="#000000" draw:fill-color="#ffffff" draw:textarea-horizontal-align="left" draw:textarea-vertical-align="top" draw:auto-grow-height="false" fo:min-height="17.021cm" fo:min-width="6.199cm"/>
    </style:style>
    <style:style style:name="gr14" style:family="graphic" style:parent-style-name="standard">
      <style:graphic-properties svg:stroke-color="#000000" draw:fill-color="#ffffff" draw:textarea-horizontal-align="justify" draw:textarea-vertical-align="middle" draw:auto-grow-height="false" fo:min-height="1.744cm" fo:min-width="2.243cm"/>
    </style:style>
    <style:style style:name="gr15" style:family="graphic" style:parent-style-name="standard">
      <style:graphic-properties svg:stroke-color="#000000" draw:fill-color="#ffffff" draw:textarea-horizontal-align="justify" draw:textarea-vertical-align="middle" draw:auto-grow-height="false" fo:min-height="1.962cm" fo:min-width="3.253cm"/>
    </style:style>
    <style:style style:name="gr16" style:family="graphic" style:parent-style-name="standard">
      <style:graphic-properties svg:stroke-color="#000000" draw:fill-color="#ffffff" draw:textarea-horizontal-align="justify" draw:textarea-vertical-align="middle" draw:auto-grow-height="false" fo:min-height="1.303cm" fo:min-width="2.693cm"/>
    </style:style>
    <style:style style:name="gr17" style:family="graphic" style:parent-style-name="standard">
      <style:graphic-properties svg:stroke-color="#000000" draw:fill-color="#ffffff" draw:textarea-horizontal-align="justify" draw:textarea-vertical-align="middle" draw:auto-grow-height="false" fo:min-height="1.499cm" fo:min-width="2.385cm" fo:wrap-option="no-wrap"/>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293cm" svg:height="2.94cm" svg:x="8.327cm" svg:y="11.864cm">
          <text:p text:style-name="P1">SQLite 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xml:id="id1" draw:id="id1" draw:layer="layout" svg:width="4.352cm" svg:height="1.47cm" svg:x="3.207cm" svg:y="8cm">
          <text:p text:style-name="P1">Par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9" draw:id="id9" draw:layer="layout" svg:width="5.999cm" svg:height="2.695cm" svg:x="2.384cm" svg:y="1.508cm">
          <text:p text:style-name="P1">Atom XM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3" draw:layer="layout" draw:type="curve" svg:x1="5.383cm" svg:y1="9.47cm" svg:x2="9.974cm" svg:y2="11.864cm" draw:start-shape="id1" draw:start-glue-point="2" draw:end-shape="id2" draw:end-glue-point="5" svg:d="M5383 9470c0 1797 4591 600 4591 2394" svg:viewBox="0 0 4592 2395">
          <text:p/>
        </draw:connector>
        <draw:g>
          <draw:custom-shape draw:style-name="gr5" draw:text-style-name="P2" xml:id="id4" draw:id="id4" draw:layer="layout" svg:width="6.116cm" svg:height="3.302cm" svg:x="2.583cm" svg:y="16.455cm">
            <text:p text:style-name="P1">ArticleActiv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823cm" svg:height="1.766cm" svg:x="3.171cm" svg:y="17.607cm">
            <text:p text:style-name="P1">Frag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 xml:id="id3" draw:id="id3" draw:layer="layout" svg:width="4.352cm" svg:height="1.471cm" svg:x="3.207cm" svg:y="5.55cm">
          <text:p text:style-name="P1">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type="curve" svg:x1="5.383cm" svg:y1="7.021cm" svg:x2="5.383cm" svg:y2="8cm" draw:start-shape="id3" draw:start-glue-point="2" draw:end-shape="id1" draw:end-glue-point="0" svg:d="M5383 7021v979" svg:viewBox="0 0 1 980">
          <text:p/>
        </draw:connector>
        <draw:connector draw:style-name="gr4" draw:text-style-name="P3" draw:layer="layout" draw:type="curve" svg:x1="9.974cm" svg:y1="14.804cm" svg:x2="5.641cm" svg:y2="16.455cm" draw:start-shape="id2" draw:start-glue-point="7" draw:end-shape="id4" draw:end-glue-point="0" svg:d="M9974 14804c0 1239-4333 414-4333 1651" svg:viewBox="0 0 4334 1652">
          <text:p/>
        </draw:connector>
        <draw:custom-shape draw:style-name="gr8" draw:text-style-name="P2" xml:id="id7" draw:id="id7" draw:layer="layout" svg:width="4.116cm" svg:height="1.524cm" svg:x="12.33cm" svg:y="7.819cm">
          <text:p text:style-name="P1">Search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5" draw:id="id5" draw:layer="layout" svg:width="3.998cm" svg:height="2.817cm" svg:x="8.064cm" svg:y="2.866cm">
          <text:p text:style-name="P1">1 h timer<text:line-break/>goes of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6" draw:id="id6" draw:layer="layout" svg:width="5.058cm" svg:height="2.939cm" svg:x="12.404cm" svg:y="3.229cm">
          <text:p text:style-name="P1">User presses<text:line-break/>search butt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curve" svg:x1="10.063cm" svg:y1="5.683cm" svg:x2="7.559cm" svg:y2="6.285cm" draw:start-shape="id5" draw:start-glue-point="8" draw:end-shape="id3" svg:d="M10063 5683c0 402-834 602-2504 602" svg:viewBox="0 0 2505 603">
          <text:p/>
        </draw:connector>
        <draw:connector draw:style-name="gr4" draw:text-style-name="P3" draw:layer="layout" draw:type="curve" svg:x1="14.933cm" svg:y1="6.168cm" svg:x2="14.388cm" svg:y2="7.819cm" draw:start-shape="id6" draw:start-glue-point="8" draw:end-shape="id7" draw:end-glue-point="0" svg:d="M14933 6168c0 1239-545 414-545 1651" svg:viewBox="0 0 546 1652">
          <text:p/>
        </draw:connector>
        <draw:custom-shape draw:style-name="gr11" draw:text-style-name="P2" xml:id="id8" draw:id="id8" draw:layer="layout" svg:width="6.525cm" svg:height="2.159cm" svg:x="11.239cm" svg:y="16.582cm">
          <text:p text:style-name="P1">SearchResultActiv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type="curve" svg:x1="14.388cm" svg:y1="9.343cm" svg:x2="9.973cm" svg:y2="11.864cm" draw:start-shape="id7" draw:start-glue-point="2" draw:end-shape="id2" svg:d="M14388 9343c0 1891-4415 631-4415 2521" svg:viewBox="0 0 4416 2522">
          <text:p/>
        </draw:connector>
        <draw:connector draw:style-name="gr4" draw:text-style-name="P3" draw:layer="layout" draw:type="curve" svg:x1="9.974cm" svg:y1="14.804cm" svg:x2="14.501cm" svg:y2="16.582cm" draw:start-shape="id2" draw:start-glue-point="7" draw:end-shape="id8" draw:end-glue-point="0" svg:d="M9974 14804c0 1333 4527 445 4527 1778" svg:viewBox="0 0 4528 1779">
          <text:p/>
        </draw:connector>
        <draw:connector draw:style-name="gr12" draw:text-style-name="P3" draw:layer="layout" draw:type="curve" svg:x1="5.383cm" svg:y1="5.55cm" svg:x2="5.383cm" svg:y2="4.203cm" draw:start-shape="id3" draw:start-glue-point="0" draw:end-shape="id9" svg:d="M5383 5550v-1347" svg:viewBox="0 0 1 1348">
          <text:p/>
        </draw:connector>
        <draw:custom-shape draw:style-name="gr13" draw:text-style-name="P2" draw:layer="layout" svg:width="6.699cm" svg:height="17.271cm" svg:x="20.209cm" svg:y="1.889cm">
          <text:p text:style-name="P1">Legend</text:p>
          <draw:enhanced-geometry svg:viewBox="0 0 21600 21600" draw:type="rectangle" draw:enhanced-path="M 0 0 L 21600 0 21600 21600 0 21600 0 0 Z N"/>
        </draw:custom-shape>
        <draw:custom-shape draw:style-name="gr14" draw:text-style-name="P2" draw:layer="layout" svg:width="3.877cm" svg:height="2.818cm" svg:x="21.507cm" svg:y="3.794cm">
          <text:p text:style-name="P1">Ev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3.991cm" svg:height="2.45cm" svg:x="21.447cm" svg:y="7.821cm">
          <text:p text:style-name="P1">Cla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192cm" svg:height="2.94cm" svg:x="21.828cm" svg:y="11.268cm">
          <text:p text:style-name="P1">Data bas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2" draw:layer="layout" svg:width="4.416cm" svg:height="2.695cm" svg:x="21.222cm" svg:y="15.263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0T09:37:55.617998711</meta:creation-date>
    <dc:date>2015-06-20T12:10:20.689510967</dc:date>
    <meta:editing-duration>PT2H32M22S</meta:editing-duration>
    <meta:editing-cycles>8</meta:editing-cycles>
    <meta:generator>LibreOffice/4.4.2.2$Linux_X86_64 LibreOffice_project/40m0$Build-2</meta:generator>
    <meta:document-statistic meta:object-count="24"/>
  </office:meta>
</office:document-meta>
</file>